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ed694" officeooo:paragraph-rsid="000ed694"/>
    </style:style>
    <style:style style:name="P2" style:family="paragraph" style:parent-style-name="Standard">
      <style:paragraph-properties fo:text-align="start" style:justify-single-word="false"/>
      <style:text-properties style:font-name="Khmer OS" style:text-underline-style="solid" style:text-underline-width="auto" style:text-underline-color="font-color" officeooo:rsid="000ed694" officeooo:paragraph-rsid="000ed694"/>
    </style:style>
    <style:style style:name="P3" style:family="paragraph" style:parent-style-name="Standard">
      <style:paragraph-properties fo:text-align="center" style:justify-single-word="false"/>
      <style:text-properties style:font-name="Khmer OS" fo:font-size="18pt" fo:font-weight="bold" officeooo:rsid="000ed694" officeooo:paragraph-rsid="000ed69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Khmer OS" style:text-underline-style="none" officeooo:rsid="000ed694" officeooo:paragraph-rsid="000ed694"/>
    </style:style>
    <style:style style:name="P5" style:family="paragraph" style:parent-style-name="Standard">
      <style:text-properties fo:color="#ffffff" loext:opacity="100%" style:font-name="Khmer OS" officeooo:rsid="000ed694" officeooo:paragraph-rsid="000ed694" fo:background-color="#106802"/>
    </style:style>
    <style:style style:name="P6" style:family="paragraph" style:parent-style-name="Standard">
      <style:paragraph-properties fo:text-align="center" style:justify-single-word="false"/>
      <style:text-properties fo:color="#ffffff" loext:opacity="100%" style:font-name="Khmer OS" officeooo:rsid="000ed694" officeooo:paragraph-rsid="000ed694" fo:background-color="#106802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Khmer OS" officeooo:rsid="000ed694" officeooo:paragraph-rsid="000ed694" fo:background-color="#106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e 04/May/21</text:p>
      <text:p text:style-name="P1"/>
      <text:p text:style-name="P3">Chapter4</text:p>
      <text:p text:style-name="P6"/>
      <text:p text:style-name="P7">Date 04/May/21</text:p>
      <text:p text:style-name="P2"><text:line-break/>2. Overloading:</text:p>
      <text:p text:style-name="P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6T08:19:02.801783919</dc:date>
    <meta:editing-duration>PT1M59S</meta:editing-duration>
    <meta:editing-cycles>1</meta:editing-cycles>
    <meta:document-statistic meta:table-count="0" meta:image-count="0" meta:object-count="0" meta:page-count="1" meta:paragraph-count="5" meta:word-count="7" meta:character-count="53" meta:non-whitespace-character-count="48"/>
    <meta:generator>LibreOffice/7.1.2.2$Linux_X86_64 LibreOffice_project/10$Build-2</meta:generator>
  </office:meta>
</office:document-meta>
</file>